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2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4.67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0.996cm" svg:height="1.069cm" svg:x="5.037cm" svg:y="11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7cm" svg:height="8.182cm" svg:x="4cm" svg:y="12.418cm">
          <draw:text-box>
            <text:p text:style-name="P2"><text:span text:style-name="T1">Seq Scan(lineitem)</text:span></text:p>
            <text:p text:style-name="P2"><text:span text:style-name="T1">Filter:(l_sipdate &gt;= '1994-01-01') </text:span></text:p>
            <text:p text:style-name="P2"><text:span text:style-name="T1">AND (l_sipdate &lt; '1995-01-01')</text:span></text:p>
            <text:p text:style-name="P2"><text:span text:style-name="T1">AND (l_discount &gt;= 0.05)</text:span></text:p>
            <text:p text:style-name="P2"><text:span text:style-name="T1">AND (l_discount &lt;= 0.07)</text:span></text:p>
            <text:p text:style-name="P2"><text:span text:style-name="T1">AND (l_quantity &lt; 24)</text:span></text:p>
          </draw:text-box>
        </draw:frame>
        <draw:custom-shape draw:style-name="gr1" draw:text-style-name="P1" draw:id="id1" draw:layer="layout" svg:width="0.995cm" svg:height="1.069cm" svg:x="5.055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172cm" svg:height="1.977cm" svg:x="5.834cm" svg:y="6.167cm">
          <draw:text-box>
            <text:p text:style-name="P3"><text:span text:style-name="T1">Aggregate</text:span></text:p>
          </draw:text-box>
        </draw:frame>
        <draw:connector draw:style-name="gr4" draw:text-style-name="P1" draw:layer="layout" draw:type="line" svg:x1="5.553cm" svg:y1="7.071cm" svg:x2="5.535cm" svg:y2="11.398cm" draw:start-shape="id1" draw:start-glue-point="8" draw:end-shape="id2" draw:end-glue-point="4" svg:d="m5553 7071-18 4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4T18:56:17</meta:creation-date>
    <dc:date>2011-11-14T22:31:01</dc:date>
    <dc:creator>fuku </dc:creator>
    <meta:editing-duration>PT00H10M46S</meta:editing-duration>
    <meta:editing-cycles>3</meta:editing-cycles>
    <meta:generator>OpenOffice.org/3.2$Unix OpenOffice.org_project/320m12$Build-9483</meta:generator>
    <meta:document-statistic meta:object-count="5"/>
  </office:meta>
</office:document-meta>
</file>